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marker-start-width="0.3cm" draw:marker-end="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objectwithoutfill">
      <style:graphic-properties draw:marker-end="Arrow" draw:marker-end-width="0.254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25cm" svg:height="2.54cm" svg:x="5.965cm" svg:y="2.27cm">
          <text:p text:style-name="P1"><text:span text:style-name="T1">Module / Form / Report</text:span></text:p>
          <text:p text:style-name="P1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2cm" svg:height="2.54cm" svg:x="8.595cm" svg:y="13.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8cm" svg:y1="4.81cm" svg:x2="9.79cm" svg:y2="6.08cm">
          <text:p/>
        </draw:line>
        <draw:custom-shape draw:style-name="gr4" draw:text-style-name="P2" draw:layer="layout" svg:width="1.651cm" svg:height="1.905cm" svg:x="10.373cm" svg:y="14.078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2" draw:layer="layout" svg:x1="11.16cm" svg:y1="12.43cm" svg:x2="11.16cm" svg:y2="13.7cm">
          <text:p/>
        </draw:line>
        <draw:custom-shape draw:style-name="gr4" draw:text-style-name="P2" draw:layer="layout" svg:width="6.326cm" svg:height="1.27cm" svg:x="7.986cm" svg:y="8.639cm">
          <text:p text:style-name="P1"><text:span text:style-name="T1">Data Flow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26cm" svg:height="1.27cm" svg:x="7.985cm" svg:y="11.16cm">
          <text:p text:style-name="P1"><text:span text:style-name="T1">JDBC 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04cm" svg:height="1.27cm" svg:x="8.586cm" svg:y="6.08cm">
          <text:p text:style-name="P1"><text:span text:style-name="T1">Data Model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16cm" svg:y1="7.35cm" svg:x2="11.16cm" svg:y2="8.62cm">
          <text:p/>
        </draw:line>
        <draw:line draw:style-name="gr3" draw:text-style-name="P2" draw:layer="layout" svg:x1="11.136cm" svg:y1="9.96cm" svg:x2="11.137cm" svg:y2="11.152cm">
          <text:p/>
        </draw:line>
        <draw:custom-shape draw:style-name="gr1" draw:text-style-name="P2" draw:layer="layout" svg:width="3.68cm" svg:height="2.57cm" svg:x="2.27cm" svg:y="8.12cm">
          <text:p text:style-name="P1"><text:span text:style-name="T1">SQL Querie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953cm" svg:y1="9.255cm" svg:x2="7.985cm" svg:y2="9.255cm">
          <text:p/>
        </draw:line>
        <draw:custom-shape draw:style-name="gr1" draw:text-style-name="P2" draw:layer="layout" svg:width="3.846cm" svg:height="2.54cm" svg:x="12.294cm" svg:y="2.27cm">
          <text:p text:style-name="P1"><text:span text:style-name="T1">Model-compliant </text:span></text:p>
          <text:p text:style-name="P1"><text:span text:style-name="T1">GUI control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235cm" svg:y1="4.81cm" svg:x2="12.33cm" svg:y2="6.08cm">
          <text:p/>
        </draw:line>
        <draw:frame draw:style-name="gr5" draw:text-style-name="P3" draw:layer="layout" svg:width="2.921cm" svg:height="0.635cm" svg:x="12.751cm" svg:y="10.357cm">
          <draw:text-box>
            <text:p><text:span text:style-name="T2">Generated SQL</text:span></text:p>
          </draw:text-box>
        </draw:frame>
        <draw:line draw:style-name="gr6" draw:text-style-name="P1" draw:layer="layout" svg:x1="12.47cm" svg:y1="10.23cm" svg:x2="12.47cm" svg:y2="10.992cm">
          <text:p/>
        </draw:line>
        <draw:frame draw:style-name="gr5" draw:text-style-name="P3" draw:layer="layout" svg:width="2.921cm" svg:height="0.635cm" svg:x="13.994cm" svg:y="5.791cm">
          <draw:text-box>
            <text:p><text:span text:style-name="T2">Datamodel API</text:span></text:p>
          </draw:text-box>
        </draw:frame>
        <draw:frame draw:style-name="gr5" draw:text-style-name="P3" draw:layer="layout" svg:width="1.82cm" svg:height="0.635cm" svg:x="5.125cm" svg:y="5.156cm">
          <draw:text-box>
            <text:p><text:span text:style-name="T2">Rowsets</text:span></text:p>
          </draw:text-box>
        </draw:frame>
        <draw:line draw:style-name="gr6" draw:text-style-name="P1" draw:layer="layout" svg:x1="7.244cm" svg:y1="5.808cm" svg:x2="7.244cm" svg:y2="5.046cm">
          <text:p/>
        </draw:line>
        <draw:frame draw:style-name="gr5" draw:text-style-name="P3" draw:layer="layout" svg:width="2.921cm" svg:height="0.635cm" svg:x="14.335cm" svg:y="8.239cm">
          <draw:text-box>
            <text:p><text:span text:style-name="T2">Dataflow API</text:span></text:p>
          </draw:text-box>
        </draw:frame>
        <draw:frame draw:style-name="gr5" draw:text-style-name="P3" draw:layer="layout" svg:width="2.048cm" svg:height="0.635cm" svg:x="7.626cm" svg:y="10.371cm">
          <draw:text-box>
            <text:p><text:span text:style-name="T2">Raw Data</text:span></text:p>
          </draw:text-box>
        </draw:frame>
        <draw:line draw:style-name="gr6" draw:text-style-name="P1" draw:layer="layout" svg:x1="9.945cm" svg:y1="11.008cm" svg:x2="9.945cm" svg:y2="10.2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0-25T13:36:57</dc:date>
    <dc:creator>vv </dc:creator>
    <meta:editing-duration>PT2H20M40S</meta:editing-duration>
    <meta:editing-cycles>30</meta:editing-cycles>
    <meta:generator>LibreOffice/3.5$Linux_x86 LibreOffice_project/350m1$Build-2</meta:generator>
    <meta:document-statistic meta:object-count="22"/>
  </office:meta>
</office:document-meta>
</file>